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8a12" officeooo:paragraph-rsid="001a8a12"/>
    </style:style>
    <style:style style:name="P2" style:family="paragraph" style:parent-style-name="Standard" style:list-style-name="L1">
      <style:text-properties officeooo:rsid="001a8a12" officeooo:paragraph-rsid="001a8a12"/>
    </style:style>
    <style:style style:name="P3" style:family="paragraph" style:parent-style-name="Standard" style:list-style-name="L2">
      <style:text-properties officeooo:rsid="001a8a12" officeooo:paragraph-rsid="001a8a12"/>
    </style:style>
    <style:style style:name="P4" style:family="paragraph" style:parent-style-name="Standard">
      <style:text-properties officeooo:paragraph-rsid="001a8a12"/>
    </style:style>
    <style:style style:name="P5" style:family="paragraph" style:parent-style-name="Standard" style:list-style-name="L2">
      <style:text-properties officeooo:rsid="001b2bfb" officeooo:paragraph-rsid="001b2bfb"/>
    </style:style>
    <style:style style:name="P6" style:family="paragraph" style:parent-style-name="Standard" style:list-style-name="L2">
      <style:text-properties officeooo:rsid="001bddc4" officeooo:paragraph-rsid="001bddc4"/>
    </style:style>
    <style:style style:name="T1" style:family="text">
      <style:text-properties officeooo:rsid="001a8a12"/>
    </style:style>
    <style:style style:name="T2" style:family="text">
      <style:text-properties officeooo:rsid="001b2b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sses:</text:p>
      <text:list xml:id="list1854242095" text:style-name="L1">
        <text:list-item>
          <text:p text:style-name="P2">mainFrame</text:p>
        </text:list-item>
        <text:list-item>
          <text:p text:style-name="P2">Student</text:p>
        </text:list-item>
        <text:list-item>
          <text:p text:style-name="P2">Db</text:p>
        </text:list-item>
        <text:list-item>
          <text:p text:style-name="P2">Login</text:p>
        </text:list-item>
        <text:list-item>
          <text:p text:style-name="P2">AdminFrame</text:p>
        </text:list-item>
      </text:list>
      <text:p text:style-name="P1"/>
      <text:p text:style-name="P4"><text:span text:style-name="T1">Class Descriptions:</text:span></text:p>
      <text:p text:style-name="P4"/>
      <text:list xml:id="list874835551" text:style-name="L2">
        <text:list-item>
          <text:p text:style-name="P3">mainFrame</text:p>
          <text:list>
            <text:list-item>
              <text:p text:style-name="P3">This class <text:span text:style-name="T2">holds the main method of the program and displays a frame that allows a user to input an Institution ID and their password.</text:span></text:p>
            </text:list-item>
            <text:list-item>
              <text:p text:style-name="P5">This class accesses the Db class and sends data to the Student and AdminFrame classes.</text:p>
            </text:list-item>
          </text:list>
        </text:list-item>
        <text:list-item>
          <text:p text:style-name="P6">Student</text:p>
          <text:list>
            <text:list-item>
              <text:p text:style-name="P6">This class is passed a value from the mainFrame and uses this value to pull and display information from the connected database. When a user is done viewing this page, they may click the button to return to the mainFrame.</text:p>
            </text:list-item>
          </text:list>
        </text:list-item>
        <text:list-item>
          <text:p text:style-name="P6">Db</text:p>
          <text:list>
            <text:list-item>
              <text:p text:style-name="P6">This class is used to make connections to the database where all the student information is stored. It is called from mainFrame, AdminFrame, and Student.</text:p>
            </text:list-item>
          </text:list>
        </text:list-item>
        <text:list-item>
          <text:p text:style-name="P6">Login</text:p>
          <text:list>
            <text:list-item>
              <text:p text:style-name="P6">This class holds the methods for performing password validation, GPA calculation, adding, and deleting courses. It is called from mainFrame and AdminFrame.</text:p>
            </text:list-item>
          </text:list>
        </text:list-item>
        <text:list-item>
          <text:p text:style-name="P6">AdminFrame</text:p>
          <text:list>
            <text:list-item>
              <text:p text:style-name="P6">This class displays a frame from which an admin user can view all students enrolled, select a student to modify, add courses to selected student, delete courses for selected student, and add grades to the courses. This class is called from mainFrame accesses Db and Login, and makes changes to the values in the connected databas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8:56:49.309697131</meta:creation-date>
    <dc:date>2019-11-19T19:27:33.824981790</dc:date>
    <meta:editing-duration>PT4S</meta:editing-duration>
    <meta:editing-cycles>1</meta:editing-cycles>
    <meta:document-statistic meta:table-count="0" meta:image-count="0" meta:object-count="0" meta:page-count="1" meta:paragraph-count="18" meta:word-count="212" meta:character-count="1194" meta:non-whitespace-character-count="1016"/>
    <meta:generator>LibreOffice/6.2.8.2$Linux_X86_64 LibreOffice_project/20$Build-2</meta:generator>
  </office:meta>
</office:document-meta>
</file>